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398cm"/>
    </style:style>
    <style:style style:name="gr9" style:family="graphic" style:parent-style-name="standard">
      <style:graphic-properties svg:stroke-color="#999999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4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family="'Times New Roman'" style:font-style-name="Regular" style:font-family-generic="roman" style:font-pitch="variable" fo:font-size="18pt" fo:font-weight="bold" style:font-size-asian="18pt" style:font-size-complex="18pt"/>
    </style:style>
    <style:style style:name="T3" style:family="text">
      <style:text-properties fo:font-family="'Times New Roman'" style:font-style-name="Regular" style:font-family-generic="roman" style:font-pitch="variable" fo:font-size="16pt" fo:font-style="normal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29cm" svg:height="3.307cm" svg:x="12.851cm" svg:y="6.71cm">
          <text:p text:style-name="P4"/>
        </draw:rect>
        <draw:rect draw:style-name="gr1" draw:text-style-name="P1" draw:layer="layout" svg:width="4.044cm" svg:height="3.307cm" svg:x="12.823cm" svg:y="2.909cm">
          <text:p text:style-name="P4"/>
        </draw:rect>
        <draw:circle draw:style-name="gr2" draw:text-style-name="P1" draw:layer="layout" svg:width="0.5cm" svg:height="0.5cm" svg:x="2cm" svg:y="4.7cm">
          <text:p text:style-name="P4"/>
        </draw:circle>
        <draw:line draw:style-name="gr3" draw:text-style-name="P1" draw:layer="layout" svg:x1="2.5cm" svg:y1="4.9cm" svg:x2="4.961cm" svg:y2="4.406cm">
          <text:p text:style-name="P4"/>
        </draw:line>
        <draw:rect draw:style-name="gr4" draw:text-style-name="P1" draw:layer="layout" svg:width="3.5cm" svg:height="1cm" svg:x="5cm" svg:y="3.9cm">
          <text:p text:style-name="P2">ENZYME</text:p>
        </draw:rect>
        <draw:circle draw:style-name="gr2" draw:text-style-name="P1" draw:layer="layout" svg:width="0.5cm" svg:height="0.5cm" svg:x="11cm" svg:y="4.6cm">
          <text:p text:style-name="P4"/>
        </draw:circle>
        <draw:line draw:style-name="gr3" draw:text-style-name="P1" draw:layer="layout" svg:x1="8.507cm" svg:y1="4.406cm" svg:x2="11cm" svg:y2="4.9cm">
          <text:p text:style-name="P4"/>
        </draw:line>
        <draw:line draw:style-name="gr5" draw:text-style-name="P3" draw:layer="layout" svg:x1="6.768cm" svg:y1="8.53cm" svg:x2="6.781cm" svg:y2="10.501cm">
          <text:p text:style-name="P4"/>
        </draw:line>
        <draw:frame draw:style-name="gr6" draw:text-style-name="P5" draw:layer="layout" svg:width="3.1cm" svg:height="1.25cm" svg:x="10.1cm" svg:y="5cm">
          <draw:text-box>
            <text:p text:style-name="P4"><text:span text:style-name="T1">metabolite</text:span></text:p>
          </draw:text-box>
        </draw:frame>
        <draw:frame draw:style-name="gr6" draw:text-style-name="P5" draw:layer="layout" svg:width="3.1cm" svg:height="1.25cm" svg:x="1.2cm" svg:y="5.2cm">
          <draw:text-box>
            <text:p text:style-name="P4"><text:span text:style-name="T1">metabolite</text:span></text:p>
          </draw:text-box>
        </draw:frame>
        <draw:custom-shape draw:style-name="gr7" draw:text-style-name="P2" draw:layer="layout" svg:width="3.321cm" svg:height="1cm" svg:x="5.09cm" svg:y="7.403cm">
          <text:p text:style-name="P2">Prote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747cm" svg:y1="4.988cm" svg:x2="6.756cm" svg:y2="7.361cm">
          <text:p text:style-name="P4"/>
        </draw:line>
        <draw:frame draw:style-name="gr8" draw:text-style-name="P6" draw:layer="layout" svg:width="2.888cm" svg:height="0.725cm" svg:x="9.771cm" svg:y="6.471cm">
          <draw:text-box>
            <text:p text:style-name="P2"><text:span text:style-name="T1">degradation</text:span></text:p>
          </draw:text-box>
        </draw:frame>
        <draw:frame draw:style-name="gr8" draw:text-style-name="P6" draw:layer="layout" svg:width="2.888cm" svg:height="0.725cm" svg:x="9.731cm" svg:y="9.865cm">
          <draw:text-box>
            <text:p text:style-name="P2"><text:span text:style-name="T1">degradation</text:span></text:p>
          </draw:text-box>
        </draw:frame>
        <draw:connector draw:style-name="gr9" draw:text-style-name="P1" draw:layer="layout" draw:type="line" svg:x1="8.448cm" svg:y1="7.329cm" svg:x2="9.896cm" svg:y2="6.84cm">
          <text:p text:style-name="P4"/>
        </draw:connector>
        <draw:frame draw:style-name="gr8" draw:text-style-name="P7" draw:layer="layout" svg:width="4.147cm" svg:height="0.971cm" svg:x="12.725cm" svg:y="6.639cm">
          <draw:text-box>
            <text:p text:style-name="P2"><text:span text:style-name="T2">Proteomics:</text:span></text:p>
          </draw:text-box>
        </draw:frame>
        <draw:frame draw:style-name="gr8" draw:text-style-name="P7" draw:layer="layout" svg:width="4.066cm" svg:height="0.89cm" svg:x="12.738cm" svg:y="3.003cm">
          <draw:text-box>
            <text:p text:style-name="P2"><text:span text:style-name="T3">Metabolomics:</text:span></text:p>
          </draw:text-box>
        </draw:frame>
        <draw:custom-shape draw:style-name="gr10" draw:text-style-name="P2" draw:layer="layout" svg:width="3.479cm" svg:height="1.468cm" svg:x="5.054cm" svg:y="10.517cm">
          <text:p text:style-name="P2">mRN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1" draw:layer="layout" draw:type="line" svg:x1="8.448cm" svg:y1="10.73cm" svg:x2="9.896cm" svg:y2="10.241cm">
          <text:p text:style-name="P4"/>
        </draw:connector>
        <draw:frame draw:style-name="gr8" draw:text-style-name="P6" draw:layer="layout" svg:width="2.888cm" svg:height="0.725cm" svg:x="9.772cm" svg:y="2.871cm">
          <draw:text-box>
            <text:p text:style-name="P2"><text:span text:style-name="T1">degradation</text:span></text:p>
          </draw:text-box>
        </draw:frame>
        <draw:connector draw:style-name="gr9" draw:text-style-name="P1" draw:layer="layout" draw:type="line" svg:x1="8.449cm" svg:y1="3.729cm" svg:x2="9.897cm" svg:y2="3.24cm">
          <text:p text:style-name="P4"/>
        </draw:connector>
        <draw:rect draw:style-name="gr4" draw:text-style-name="P8" draw:layer="layout" svg:width="2.138cm" svg:height="0.531cm" svg:x="13.8cm" svg:y="8.827cm">
          <text:p text:style-name="P2"><text:span text:style-name="T4">ENZYME</text:span></text:p>
        </draw:rect>
        <draw:custom-shape draw:style-name="gr7" draw:text-style-name="P8" draw:layer="layout" svg:width="2.118cm" svg:height="0.561cm" svg:x="13.825cm" svg:y="7.866cm">
          <text:p text:style-name="P2"><text:span text:style-name="T4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draw:layer="layout" svg:width="0.5cm" svg:height="0.5cm" svg:x="13.521cm" svg:y="4.294cm">
          <text:p text:style-name="P4"/>
        </draw:circle>
        <draw:frame draw:style-name="gr11" draw:text-style-name="P5" draw:layer="layout" svg:width="2.62cm" svg:height="0.725cm" svg:x="13.969cm" svg:y="4.164cm">
          <draw:text-box>
            <text:p text:style-name="P4"><text:span text:style-name="T1">metabolite</text:span></text:p>
          </draw:text-box>
        </draw:frame>
        <draw:rect draw:style-name="gr4" draw:text-style-name="P8" draw:layer="layout" svg:width="2.138cm" svg:height="0.531cm" svg:x="13.8cm" svg:y="5.228cm">
          <text:p text:style-name="P2"><text:span text:style-name="T4">ENZYM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Michael Kalkusch</meta:initial-creator>
    <meta:creation-date>2006-08-18T12:19:40</meta:creation-date>
    <dc:creator>Michael Kalkusch</dc:creator>
    <dc:date>2006-09-20T16:10:20</dc:date>
    <meta:printed-by>Michael Kalkusch</meta:printed-by>
    <meta:print-date>2006-09-20T10:29:25</meta:print-date>
    <dc:language>de-AT</dc:language>
    <meta:editing-cycles>12</meta:editing-cycles>
    <meta:editing-duration>PT6H44M27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